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true" fo:min-height="1.104cm" fo:min-width="2.45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true" fo:min-height="1.654cm" fo:min-width="2.313cm" fo:wrap-option="no-wrap"/>
    </style:style>
    <style:style style:name="gr5" style:family="graphic" style:parent-style-name="standard">
      <style:graphic-properties draw:textarea-horizontal-align="justify" draw:textarea-vertical-align="middle" draw:auto-grow-height="true" fo:min-height="1.103cm" fo:min-width="3.918cm"/>
    </style:style>
    <style:style style:name="gr6" style:family="graphic" style:parent-style-name="standard">
      <style:graphic-properties draw:fill-color="#ccffcc" draw:textarea-horizontal-align="justify" draw:textarea-vertical-align="middle" draw:auto-grow-height="true" fo:min-height="1.423cm" fo:min-width="3.156cm"/>
    </style:style>
    <style:style style:name="gr7" style:family="graphic" style:parent-style-name="standard">
      <style:graphic-properties draw:fill-color="#ffffcc" draw:textarea-horizontal-align="justify" draw:textarea-vertical-align="middle" draw:auto-grow-height="true" fo:min-height="1.423cm" fo:min-width="3.156cm"/>
    </style:style>
    <style:style style:name="gr8" style:family="graphic" style:parent-style-name="standard">
      <style:graphic-properties draw:fill-color="#ff8080" draw:textarea-horizontal-align="justify" draw:textarea-vertical-align="middle" draw:auto-grow-height="true" fo:min-height="1.423cm" fo:min-width="3.156cm"/>
    </style:style>
    <style:style style:name="gr9" style:family="graphic" style:parent-style-name="standard">
      <style:graphic-properties draw:fill-color="#ccffcc" draw:textarea-horizontal-align="justify" draw:textarea-vertical-align="middle" draw:auto-grow-height="true" fo:min-height="0.712cm" fo:min-width="5.874cm"/>
    </style:style>
    <style:style style:name="gr10" style:family="graphic" style:parent-style-name="standard">
      <style:graphic-properties draw:fill-color="#ff8080" draw:textarea-horizontal-align="justify" draw:textarea-vertical-align="middle" draw:auto-grow-height="true" fo:min-height="0.712cm" fo:min-width="6.07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4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15" style:family="graphic" style:parent-style-name="standard">
      <style:graphic-properties draw:fill-color="#ffffcc" draw:textarea-horizontal-align="justify" draw:textarea-vertical-align="middle" draw:auto-grow-height="true" fo:min-height="1.103cm" fo:min-width="2.514cm"/>
    </style:style>
    <style:style style:name="gr16" style:family="graphic" style:parent-style-name="standard">
      <style:graphic-properties draw:textarea-horizontal-align="justify" draw:textarea-vertical-align="middle" draw:auto-grow-height="true" fo:min-height="1.103cm" fo:min-width="2.514cm"/>
    </style:style>
    <style:style style:name="gr17" style:family="graphic" style:parent-style-name="standard">
      <style:graphic-properties draw:fill-color="#ffffcc" draw:textarea-horizontal-align="justify" draw:textarea-vertical-align="middle" draw:auto-grow-height="true" fo:min-height="0.712cm" fo:min-width="5.874cm"/>
    </style:style>
    <style:style style:name="gr18" style:family="graphic" style:parent-style-name="standard">
      <style:graphic-properties draw:fill-color="#ff8080" draw:textarea-horizontal-align="justify" draw:textarea-vertical-align="middle" draw:auto-grow-height="true" fo:min-height="1.103cm" fo:min-width="2.65cm"/>
    </style:style>
    <style:style style:name="gr19" style:family="graphic" style:parent-style-name="standard">
      <style:graphic-properties draw:fill-color="#ccffcc" draw:textarea-horizontal-align="justify" draw:textarea-vertical-align="middle" draw:auto-grow-height="true" fo:min-height="1.103cm" fo:min-width="2.6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Dashed_20__28_var_29_" svg:stroke-width="0.1cm" svg:stroke-color="#c5000b" draw:marker-start-width="0.5cm" draw:marker-end-width="0.5cm" draw:opacity="0%" draw:textarea-horizontal-align="justify" draw:textarea-vertical-align="middle" draw:auto-grow-height="false" fo:padding-top="0.05cm" fo:padding-bottom="0.05cm" fo:padding-left="0.05cm" fo:padding-right="0.05cm" draw:shadow-opacity="0%"/>
    </style:style>
    <style:style style:name="gr22" style:family="graphic" style:parent-style-name="standard">
      <style:graphic-properties svg:stroke-width="0.1cm" svg:stroke-color="#cc0000" draw:marker-start-width="0.5cm" draw:marker-end-width="0.5cm" draw:opacity="0%" draw:textarea-horizontal-align="justify" draw:textarea-vertical-align="middle" draw:auto-grow-height="false" fo:min-height="0cm" fo:min-width="0cm" fo:padding-top="0.05cm" fo:padding-bottom="0.05cm" fo:padding-left="0.05cm" fo:padding-right="0.05cm" fo:wrap-option="no-wrap" draw:shadow-opacity="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distance="0cm" draw:fontwork-start="0cm" draw:fontwork-shadow-offset-x="0cm" draw:fontwork-shadow-offset-y="0cm"/>
    </style:style>
    <style:style style:name="gr24" style:family="graphic" style:parent-style-name="standard">
      <style:graphic-properties draw:textarea-horizontal-align="justify" draw:textarea-vertical-align="middle" draw:auto-grow-height="true" fo:min-height="1.104cm" fo:min-width="2.452cm"/>
    </style:style>
    <style:style style:name="gr25" style:family="graphic" style:parent-style-name="standard">
      <style:graphic-properties draw:textarea-horizontal-align="justify" draw:textarea-vertical-align="middle" draw:auto-grow-height="true" fo:min-height="1.103cm" fo:min-width="2.516cm"/>
    </style:style>
    <style:style style:name="gr26" style:family="graphic" style:parent-style-name="standard">
      <style:graphic-properties draw:stroke="dash" draw:stroke-dash="Dashed_20__28_var_29_" svg:stroke-width="0.1cm" svg:stroke-color="#729fcf" draw:marker-start-width="0.5cm" draw:marker-end-width="0.5cm" svg:stroke-opacity="20%" draw:fill-color="#ccffcc" draw:opacity="43%" draw:textarea-horizontal-align="justify" draw:textarea-vertical-align="middle" draw:auto-grow-height="false" fo:padding-top="0.05cm" fo:padding-bottom="0.05cm" fo:padding-left="0.05cm" fo:padding-right="0.05cm" draw:shadow-opacity="43%"/>
    </style:style>
    <style:style style:name="gr27" style:family="graphic" style:parent-style-name="standard">
      <style:graphic-properties draw:textarea-horizontal-align="justify" draw:textarea-vertical-align="middle" draw:auto-grow-height="true" fo:min-height="0.475cm" fo:min-width="0.544cm"/>
    </style:style>
    <style:style style:name="gr28" style:family="graphic" style:parent-style-name="standard">
      <style:graphic-properties draw:textarea-horizontal-align="justify" draw:textarea-vertical-align="middle" draw:auto-grow-height="true" fo:min-height="0.475cm" fo:min-width="0.688cm"/>
    </style:style>
    <style:style style:name="gr29" style:family="graphic" style:parent-style-name="standard">
      <style:graphic-properties draw:textarea-horizontal-align="justify" draw:textarea-vertical-align="middle" draw:auto-grow-height="true" fo:min-height="0.475cm" fo:min-width="4.201cm"/>
    </style:style>
    <style:style style:name="gr30" style:family="graphic" style:parent-style-name="standard">
      <style:graphic-properties draw:textarea-horizontal-align="justify" draw:textarea-vertical-align="middle" draw:auto-grow-height="true" fo:min-height="0.475cm" fo:min-width="3.304cm"/>
    </style:style>
    <style:style style:name="gr31" style:family="graphic" style:parent-style-name="standard">
      <style:graphic-properties draw:textarea-horizontal-align="justify" draw:textarea-vertical-align="middle" draw:auto-grow-height="true" fo:min-height="0.475cm" fo:min-width="2.834cm"/>
    </style:style>
    <style:style style:name="gr32" style:family="graphic" style:parent-style-name="standard">
      <style:graphic-properties draw:fill-color="#ccffcc" draw:textarea-horizontal-align="justify" draw:textarea-vertical-align="middle" draw:auto-grow-height="true" fo:min-height="0.475cm" fo:min-width="2.902cm"/>
    </style:style>
    <style:style style:name="gr33" style:family="graphic" style:parent-style-name="standard">
      <style:graphic-properties draw:fill-color="#ccffcc" draw:textarea-horizontal-align="justify" draw:textarea-vertical-align="middle" draw:auto-grow-height="true" fo:min-height="0.475cm" fo:min-width="3.008cm"/>
    </style:style>
    <style:style style:name="gr34" style:family="graphic" style:parent-style-name="standard">
      <style:graphic-properties draw:fill-color="#ccffcc" draw:textarea-horizontal-align="justify" draw:textarea-vertical-align="middle" draw:auto-grow-height="true" fo:min-height="0.475cm" fo:min-width="2.876cm"/>
    </style:style>
    <style:style style:name="gr35" style:family="graphic" style:parent-style-name="standard">
      <style:graphic-properties draw:textarea-horizontal-align="justify" draw:textarea-vertical-align="middle" draw:auto-grow-height="true" fo:min-height="0.949cm" fo:min-width="1.065cm"/>
    </style:style>
    <style:style style:name="gr36" style:family="graphic" style:parent-style-name="standard">
      <style:graphic-properties draw:textarea-horizontal-align="justify" draw:textarea-vertical-align="middle" draw:auto-grow-height="true" fo:min-height="0.475cm" fo:min-width="3.41cm"/>
    </style:style>
    <style:style style:name="gr37" style:family="graphic" style:parent-style-name="standard">
      <style:graphic-properties draw:textarea-horizontal-align="justify" draw:textarea-vertical-align="middle" draw:auto-grow-height="true" fo:min-height="0.475cm" fo:min-width="3.588cm"/>
    </style:style>
    <style:style style:name="gr38" style:family="graphic" style:parent-style-name="standard">
      <style:graphic-properties draw:textarea-horizontal-align="justify" draw:textarea-vertical-align="middle" draw:auto-grow-height="true" fo:min-height="0.475cm" fo:min-width="1.441cm"/>
    </style:style>
    <style:style style:name="gr39" style:family="graphic" style:parent-style-name="standard">
      <style:graphic-properties draw:textarea-horizontal-align="justify" draw:textarea-vertical-align="middle" draw:auto-grow-height="true" fo:min-height="0.475cm" fo:min-width="1.5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36pt" style:font-size-asian="18pt" style:font-weight-asian="normal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avaSeis psPSDM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v(z) common-source migration</text:p>
              </text:list-item>
              <text:list-item>
                <text:p text:style-name="P1">JavaSeis format IO</text:p>
              </text:list-item>
              <text:list-item>
                <text:p text:style-name="P1">X-w imaging condition</text:p>
              </text:list-item>
              <text:list-item>
                <text:p text:style-name="P1">Unit-impulse source</text:p>
              </text:list-item>
              <text:list-item>
                <text:p text:style-name="P1">“Card deck” frequency tiles</text:p>
              </text:list-item>
              <text:list-item>
                <text:p text:style-name="P1">Overview I: write tiles to master disk</text:p>
              </text:list-item>
              <text:list-item>
                <text:p text:style-name="P1">Overview II: stack tiles then wr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3" xml:id="id2" draw:id="id2" draw:layer="layout" svg:width="3.05cm" svg:height="1.371cm" svg:x="5.8cm" svg:y="1.029cm">
          <text:p text:style-name="P3">Memory on</text:p>
          <text:p text:style-name="P3">maste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3" draw:layer="layout" draw:type="line" svg:x1="4.115cm" svg:y1="1.836cm" svg:x2="5.8cm" svg:y2="1.714cm" draw:start-shape="id1" draw:start-glue-point="8" draw:end-shape="id2" draw:end-glue-point="3" svg:d="M4115 1836l1685-122" svg:viewBox="0 0 1686 123">
          <text:p/>
        </draw:connector>
        <draw:custom-shape draw:style-name="gr4" draw:text-style-name="P3" xml:id="id4" draw:id="id4" draw:layer="layout" svg:width="2.313cm" svg:height="1.654cm" svg:x="14.487cm" svg:y="1.146cm">
          <text:p text:style-name="P3">JavaSeis</text:p>
          <text:p text:style-name="P3">Transpos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3.918cm" svg:height="1.103cm" svg:x="9.682cm" svg:y="1cm">
          <text:p text:style-name="P3">1D FFT</text:p>
          <text:p text:style-name="P3">Time to frequency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85cm" svg:y1="1.714cm" svg:x2="9.682cm" svg:y2="1.551cm" draw:start-shape="id2" draw:end-shape="id3" svg:d="M8850 1714l832-163" svg:viewBox="0 0 833 164">
          <text:p/>
        </draw:connector>
        <draw:connector draw:style-name="gr3" draw:text-style-name="P3" draw:layer="layout" draw:type="line" svg:x1="13.6cm" svg:y1="1.551cm" svg:x2="14.487cm" svg:y2="1.973cm" draw:start-shape="id3" draw:start-glue-point="1" draw:end-shape="id4" svg:d="M13600 1551l887 422" svg:viewBox="0 0 888 423">
          <text:p/>
        </draw:connector>
        <draw:custom-shape draw:style-name="gr6" draw:text-style-name="P3" xml:id="id9" draw:id="id9" draw:layer="layout" svg:width="3.923cm" svg:height="1.768cm" svg:x="10.477cm" svg:y="6.912cm">
          <text:p text:style-name="P3">Memory on</text:p>
          <text:p text:style-name="P3">Processor 2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3" xml:id="id8" draw:id="id8" draw:layer="layout" svg:width="3.923cm" svg:height="1.768cm" svg:x="19.803cm" svg:y="7.312cm">
          <text:p text:style-name="P3">Memory on</text:p>
          <text:p text:style-name="P3">Processor 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3" xml:id="id10" draw:id="id10" draw:layer="layout" svg:width="3.923cm" svg:height="1.768cm" svg:x="2.626cm" svg:y="7.032cm">
          <text:p text:style-name="P3">Memory on</text:p>
          <text:p text:style-name="P3">Processor 1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3" xml:id="id6" draw:id="id6" draw:layer="layout" svg:width="5.874cm" svg:height="0.712cm" svg:x="9.926cm" svg:y="5.4cm">
          <text:p text:style-name="P3">Construct frequency til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7" draw:id="id7" draw:layer="layout" svg:width="6.074cm" svg:height="0.712cm" svg:x="1.549cm" svg:y="4.8cm">
          <text:p text:style-name="P3">Construct frequency tile 1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5.643cm" svg:y1="2.8cm" svg:x2="19.326cm" svg:y2="5.356cm" draw:start-shape="id4" draw:start-glue-point="2" draw:end-shape="id5" draw:end-glue-point="3" svg:d="M15643 2800l3683 2556" svg:viewBox="0 0 3684 2557">
          <text:p/>
        </draw:connector>
        <draw:connector draw:style-name="gr3" draw:text-style-name="P3" draw:layer="layout" draw:type="line" svg:x1="15.643cm" svg:y1="2.8cm" svg:x2="12.863cm" svg:y2="5.4cm" draw:start-shape="id4" draw:start-glue-point="2" draw:end-shape="id6" draw:end-glue-point="0" svg:d="M15643 2800l-2780 2600" svg:viewBox="0 0 2781 2601">
          <text:p/>
        </draw:connector>
        <draw:connector draw:style-name="gr3" draw:text-style-name="P3" draw:layer="layout" draw:type="line" svg:x1="15.643cm" svg:y1="2.8cm" svg:x2="7.623cm" svg:y2="5.156cm" draw:start-shape="id4" draw:start-glue-point="2" draw:end-shape="id7" svg:d="M15643 2800l-8020 2356" svg:viewBox="0 0 8021 2357">
          <text:p/>
        </draw:connector>
        <draw:connector draw:style-name="gr3" draw:text-style-name="P3" draw:layer="layout" draw:type="line" svg:x1="22.263cm" svg:y1="5.712cm" svg:x2="21.764cm" svg:y2="7.312cm" draw:start-shape="id5" draw:end-shape="id8" svg:d="M22263 5712l-499 1600" svg:viewBox="0 0 500 1601">
          <text:p/>
        </draw:connector>
        <draw:connector draw:style-name="gr3" draw:text-style-name="P3" draw:layer="layout" draw:type="line" svg:x1="12.863cm" svg:y1="6.112cm" svg:x2="12.438cm" svg:y2="6.912cm" draw:start-shape="id6" draw:end-shape="id9" draw:end-glue-point="0" svg:d="M12863 6112l-425 800" svg:viewBox="0 0 426 801">
          <text:p/>
        </draw:connector>
        <draw:connector draw:style-name="gr3" draw:text-style-name="P3" draw:layer="layout" draw:type="line" svg:x1="4.586cm" svg:y1="5.512cm" svg:x2="4.587cm" svg:y2="7.032cm" draw:start-shape="id7" draw:start-glue-point="2" draw:end-shape="id10" draw:end-glue-point="0" svg:d="M4586 5512l1 1520" svg:viewBox="0 0 2 1521">
          <text:p/>
        </draw:connector>
        <draw:custom-shape draw:style-name="gr12" draw:text-style-name="P3" xml:id="id13" draw:id="id13" draw:layer="layout" svg:width="3.2cm" svg:height="1.2cm" svg:x="20.326cm" svg:y="10.512cm">
          <text:p text:style-name="P3">Migrate and</text:p>
          <text:p text:style-name="P3">st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3" xml:id="id11" draw:id="id11" draw:layer="layout" svg:width="3.2cm" svg:height="1.2cm" svg:x="4.349cm" svg:y="10cm">
          <text:p text:style-name="P3">Migrate and</text:p>
          <text:p text:style-name="P3">st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3" xml:id="id12" draw:id="id12" draw:layer="layout" svg:width="3.2cm" svg:height="1.2cm" svg:x="10.8cm" svg:y="9.6cm">
          <text:p text:style-name="P3">Migrate and</text:p>
          <text:p text:style-name="P3">sta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4.587cm" svg:y1="8.8cm" svg:x2="5.949cm" svg:y2="10cm" draw:start-shape="id10" draw:end-shape="id11" draw:end-glue-point="4" svg:d="M4587 8800l1362 1200" svg:viewBox="0 0 1363 1201">
          <text:p/>
        </draw:connector>
        <draw:connector draw:style-name="gr3" draw:text-style-name="P3" draw:layer="layout" draw:type="line" svg:x1="12.438cm" svg:y1="8.68cm" svg:x2="12.4cm" svg:y2="9.6cm" draw:start-shape="id9" draw:end-shape="id12" draw:end-glue-point="0" svg:d="M12438 8680l-38 920" svg:viewBox="0 0 39 921">
          <text:p/>
        </draw:connector>
        <draw:connector draw:style-name="gr3" draw:text-style-name="P3" draw:layer="layout" draw:type="line" svg:x1="21.764cm" svg:y1="9.08cm" svg:x2="21.926cm" svg:y2="10.512cm" draw:start-shape="id8" draw:end-shape="id13" draw:end-glue-point="4" svg:d="M21764 9080l162 1432" svg:viewBox="0 0 163 1433">
          <text:p/>
        </draw:connector>
        <draw:connector draw:style-name="gr3" draw:text-style-name="P3" draw:layer="layout" draw:type="line" svg:x1="21.926cm" svg:y1="11.712cm" svg:x2="18.743cm" svg:y2="12.836cm" draw:start-shape="id13" draw:start-glue-point="6" draw:end-shape="id14" draw:end-glue-point="5" svg:d="M21926 11712l-3183 1124" svg:viewBox="0 0 3184 1125">
          <text:p/>
        </draw:connector>
        <draw:connector draw:style-name="gr3" draw:text-style-name="P3" draw:layer="layout" draw:type="line" svg:x1="12.4cm" svg:y1="10.8cm" svg:x2="12.451cm" svg:y2="11.548cm" draw:start-shape="id12" draw:end-shape="id15" svg:d="M12400 10800l51 748" svg:viewBox="0 0 52 749">
          <text:p/>
        </draw:connector>
        <draw:connector draw:style-name="gr3" draw:text-style-name="P3" draw:layer="layout" draw:type="line" svg:x1="5.949cm" svg:y1="11.2cm" svg:x2="6.475cm" svg:y2="11.836cm" draw:start-shape="id11" draw:start-glue-point="6" draw:end-shape="id16" draw:end-glue-point="5" svg:d="M5949 11200l526 636" svg:viewBox="0 0 527 637">
          <text:p/>
        </draw:connector>
        <draw:custom-shape draw:style-name="gr15" draw:text-style-name="P3" xml:id="id14" draw:id="id14" draw:layer="layout" svg:width="2.515cm" svg:height="1.764cm" svg:x="17.485cm" svg:y="12.836cm">
          <text:p text:style-name="P3">Mig tile n on</text:p>
          <text:p text:style-name="P3">Master 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3" xml:id="id1" draw:id="id1" draw:layer="layout" svg:width="2.515cm" svg:height="1.764cm" svg:x="1.6cm" svg:y="0.954cm">
          <text:p text:style-name="P3">CSG on</text:p>
          <text:p text:style-name="P3">Master 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3" xml:id="id5" draw:id="id5" draw:layer="layout" svg:width="5.874cm" svg:height="0.712cm" svg:x="19.326cm" svg:y="5cm">
          <text:p text:style-name="P3">Construct frequency tile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xml:id="id16" draw:id="id16" draw:layer="layout" svg:width="2.651cm" svg:height="1.764cm" svg:x="5.149cm" svg:y="11.836cm">
          <text:p text:style-name="P3">Mig tile 1 on</text:p>
          <text:p text:style-name="P3">Master 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3" xml:id="id15" draw:id="id15" draw:layer="layout" svg:width="2.651cm" svg:height="1.764cm" svg:x="11.126cm" svg:y="11.548cm">
          <text:p text:style-name="P3">Mig tile 2 on</text:p>
          <text:p text:style-name="P3">Master 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7" draw:id="id17" draw:layer="layout" svg:width="3.05cm" svg:height="1.371cm" svg:x="11.551cm" svg:y="14.4cm">
          <text:p text:style-name="P3">Memory on</text:p>
          <text:p text:style-name="P3">maste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3" draw:layer="layout" draw:type="line" svg:x1="6.475cm" svg:y1="13.6cm" svg:x2="11.551cm" svg:y2="15.085cm" draw:start-shape="id16" draw:start-glue-point="7" draw:end-shape="id17" draw:end-glue-point="3" svg:d="M6475 13600l5076 1485" svg:viewBox="0 0 5077 1486">
          <text:p/>
        </draw:connector>
        <draw:connector draw:style-name="gr3" draw:text-style-name="P3" draw:layer="layout" draw:type="line" svg:x1="12.451cm" svg:y1="13.312cm" svg:x2="13.076cm" svg:y2="14.4cm" draw:start-shape="id15" draw:end-shape="id17" svg:d="M12451 13312l625 1088" svg:viewBox="0 0 626 1089">
          <text:p/>
        </draw:connector>
        <draw:connector draw:style-name="gr3" draw:text-style-name="P3" draw:layer="layout" draw:type="line" svg:x1="18.743cm" svg:y1="14.6cm" svg:x2="14.601cm" svg:y2="15.085cm" draw:start-shape="id14" draw:start-glue-point="7" draw:end-shape="id17" svg:d="M18743 14600l-4142 485" svg:viewBox="0 0 4143 486">
          <text:p/>
        </draw:connector>
        <draw:custom-shape draw:style-name="gr16" draw:text-style-name="P3" xml:id="id19" draw:id="id19" draw:layer="layout" svg:width="2.515cm" svg:height="1.764cm" svg:x="12.085cm" svg:y="18.436cm">
          <text:p text:style-name="P3">MCSG on</text:p>
          <text:p text:style-name="P3">Master 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3" xml:id="id18" draw:id="id18" draw:layer="layout" svg:width="3.2cm" svg:height="1.2cm" svg:x="11.4cm" svg:y="16.6cm">
          <text:p text:style-name="P3">Sta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3.076cm" svg:y1="15.771cm" svg:x2="13cm" svg:y2="16.6cm" draw:start-shape="id17" draw:start-glue-point="2" draw:end-shape="id18" svg:d="M13076 15771l-76 829" svg:viewBox="0 0 77 830">
          <text:p/>
        </draw:connector>
        <draw:connector draw:style-name="gr3" draw:text-style-name="P3" draw:layer="layout" draw:type="line" svg:x1="13cm" svg:y1="17.8cm" svg:x2="13.343cm" svg:y2="18.436cm" draw:start-shape="id18" draw:end-shape="id19" draw:end-glue-point="5" svg:d="M13000 17800l343 636" svg:viewBox="0 0 344 637">
          <text:p/>
        </draw:connector>
        <draw:custom-shape draw:style-name="gr21" draw:text-style-name="P3" draw:layer="layout" svg:width="16.6cm" svg:height="3.8cm" draw:transform="rotate (-0.0872664625997166) translate (4.397cm 10.2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7.6cm" svg:height="1.8cm" svg:x="17cm" svg:y="16.8cm">
          <text:p><text:span text:style-name="T1">Write tiles to disk</text:span></text:p>
          <draw:enhanced-geometry svg:viewBox="0 0 21600 21600" draw:text-areas="800 800 20800 20800" draw:type="round-rectangular-callout" draw:modifiers="926.404420470991 -23375.013881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5" draw:layer="layout" svg:width="6.001cm" svg:height="1.423cm" svg:x="19.2cm" svg:y="0.6cm">
          <draw:text-box>
            <text:p><text:span text:style-name="T2">Overview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4" draw:text-style-name="P3" xml:id="id21" draw:id="id21" draw:layer="layout" svg:width="3.049cm" svg:height="1.371cm" svg:x="6.6cm" svg:y="2.429cm">
          <text:p text:style-name="P3">Memory on</text:p>
          <text:p text:style-name="P3">maste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3" draw:layer="layout" draw:type="line" svg:x1="4.915cm" svg:y1="3.236cm" svg:x2="6.6cm" svg:y2="3.114cm" draw:start-shape="id20" draw:start-glue-point="8" draw:end-shape="id21" draw:end-glue-point="3" svg:d="M4915 3236l1685-122" svg:viewBox="0 0 1686 123">
          <text:p/>
        </draw:connector>
        <draw:custom-shape draw:style-name="gr4" draw:text-style-name="P3" xml:id="id23" draw:id="id23" draw:layer="layout" svg:width="2.313cm" svg:height="1.654cm" svg:x="15.287cm" svg:y="2.546cm">
          <text:p text:style-name="P3">JavaSeis</text:p>
          <text:p text:style-name="P3">Transpos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xml:id="id22" draw:id="id22" draw:layer="layout" svg:width="3.918cm" svg:height="1.103cm" svg:x="10.482cm" svg:y="2.4cm">
          <text:p text:style-name="P3">1D FFT</text:p>
          <text:p text:style-name="P3">Time to frequency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649cm" svg:y1="3.114cm" svg:x2="10.482cm" svg:y2="2.951cm" draw:start-shape="id21" draw:end-shape="id22" svg:d="M9649 3114l833-163" svg:viewBox="0 0 834 164">
          <text:p/>
        </draw:connector>
        <draw:connector draw:style-name="gr3" draw:text-style-name="P3" draw:layer="layout" draw:type="line" svg:x1="14.4cm" svg:y1="2.951cm" svg:x2="15.287cm" svg:y2="3.373cm" draw:start-shape="id22" draw:start-glue-point="1" draw:end-shape="id23" svg:d="M14400 2951l887 422" svg:viewBox="0 0 888 423">
          <text:p/>
        </draw:connector>
        <draw:custom-shape draw:style-name="gr6" draw:text-style-name="P3" xml:id="id28" draw:id="id28" draw:layer="layout" svg:width="3.923cm" svg:height="1.768cm" svg:x="11.277cm" svg:y="8.312cm">
          <text:p text:style-name="P3">Memory on</text:p>
          <text:p text:style-name="P3">Processor 2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3" xml:id="id27" draw:id="id27" draw:layer="layout" svg:width="3.923cm" svg:height="1.768cm" svg:x="20.603cm" svg:y="8.712cm">
          <text:p text:style-name="P3">Memory on</text:p>
          <text:p text:style-name="P3">Processor 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3" xml:id="id29" draw:id="id29" draw:layer="layout" svg:width="3.923cm" svg:height="1.768cm" svg:x="3.426cm" svg:y="8.432cm">
          <text:p text:style-name="P3">Memory on</text:p>
          <text:p text:style-name="P3">Processor 1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3" xml:id="id25" draw:id="id25" draw:layer="layout" svg:width="5.874cm" svg:height="0.712cm" svg:x="10.726cm" svg:y="6.8cm">
          <text:p text:style-name="P3">Construct frequency til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26" draw:id="id26" draw:layer="layout" svg:width="6.074cm" svg:height="0.712cm" svg:x="2.349cm" svg:y="6.2cm">
          <text:p text:style-name="P3">Construct frequency tile 1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6.443cm" svg:y1="4.2cm" svg:x2="20.126cm" svg:y2="6.756cm" draw:start-shape="id23" draw:start-glue-point="2" draw:end-shape="id24" draw:end-glue-point="3" svg:d="M16443 4200l3683 2556" svg:viewBox="0 0 3684 2557">
          <text:p/>
        </draw:connector>
        <draw:connector draw:style-name="gr3" draw:text-style-name="P3" draw:layer="layout" draw:type="line" svg:x1="16.443cm" svg:y1="4.2cm" svg:x2="13.663cm" svg:y2="6.8cm" draw:start-shape="id23" draw:start-glue-point="2" draw:end-shape="id25" draw:end-glue-point="0" svg:d="M16443 4200l-2780 2600" svg:viewBox="0 0 2781 2601">
          <text:p/>
        </draw:connector>
        <draw:connector draw:style-name="gr3" draw:text-style-name="P3" draw:layer="layout" draw:type="line" svg:x1="16.443cm" svg:y1="4.2cm" svg:x2="8.423cm" svg:y2="6.556cm" draw:start-shape="id23" draw:start-glue-point="2" draw:end-shape="id26" svg:d="M16443 4200l-8020 2356" svg:viewBox="0 0 8021 2357">
          <text:p/>
        </draw:connector>
        <draw:connector draw:style-name="gr3" draw:text-style-name="P3" draw:layer="layout" draw:type="line" svg:x1="23.063cm" svg:y1="7.112cm" svg:x2="22.564cm" svg:y2="8.712cm" draw:start-shape="id24" draw:end-shape="id27" svg:d="M23063 7112l-499 1600" svg:viewBox="0 0 500 1601">
          <text:p/>
        </draw:connector>
        <draw:connector draw:style-name="gr3" draw:text-style-name="P3" draw:layer="layout" draw:type="line" svg:x1="13.663cm" svg:y1="7.512cm" svg:x2="13.238cm" svg:y2="8.312cm" draw:start-shape="id25" draw:end-shape="id28" draw:end-glue-point="0" svg:d="M13663 7512l-425 800" svg:viewBox="0 0 426 801">
          <text:p/>
        </draw:connector>
        <draw:connector draw:style-name="gr3" draw:text-style-name="P3" draw:layer="layout" draw:type="line" svg:x1="5.386cm" svg:y1="6.912cm" svg:x2="5.387cm" svg:y2="8.432cm" draw:start-shape="id26" draw:start-glue-point="2" draw:end-shape="id29" draw:end-glue-point="0" svg:d="M5386 6912l1 1520" svg:viewBox="0 0 2 1521">
          <text:p/>
        </draw:connector>
        <draw:custom-shape draw:style-name="gr12" draw:text-style-name="P3" xml:id="id32" draw:id="id32" draw:layer="layout" svg:width="3.2cm" svg:height="1.2cm" svg:x="21.126cm" svg:y="11.912cm">
          <text:p text:style-name="P3">Migrate and</text:p>
          <text:p text:style-name="P3">st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3" xml:id="id30" draw:id="id30" draw:layer="layout" svg:width="3.2cm" svg:height="1.2cm" svg:x="5.149cm" svg:y="11.4cm">
          <text:p text:style-name="P3">Migrate and</text:p>
          <text:p text:style-name="P3">st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3" xml:id="id31" draw:id="id31" draw:layer="layout" svg:width="3.2cm" svg:height="1.2cm" svg:x="11.6cm" svg:y="11cm">
          <text:p text:style-name="P3">Migrate and</text:p>
          <text:p text:style-name="P3">sta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387cm" svg:y1="10.2cm" svg:x2="6.749cm" svg:y2="11.4cm" draw:start-shape="id29" draw:end-shape="id30" draw:end-glue-point="4" svg:d="M5387 10200l1362 1200" svg:viewBox="0 0 1363 1201">
          <text:p/>
        </draw:connector>
        <draw:connector draw:style-name="gr3" draw:text-style-name="P3" draw:layer="layout" draw:type="line" svg:x1="13.238cm" svg:y1="10.08cm" svg:x2="13.2cm" svg:y2="11cm" draw:start-shape="id28" draw:end-shape="id31" draw:end-glue-point="0" svg:d="M13238 10080l-38 920" svg:viewBox="0 0 39 921">
          <text:p/>
        </draw:connector>
        <draw:connector draw:style-name="gr3" draw:text-style-name="P3" draw:layer="layout" draw:type="line" svg:x1="22.564cm" svg:y1="10.48cm" svg:x2="22.726cm" svg:y2="11.912cm" draw:start-shape="id27" draw:end-shape="id32" draw:end-glue-point="4" svg:d="M22564 10480l162 1432" svg:viewBox="0 0 163 1433">
          <text:p/>
        </draw:connector>
        <draw:connector draw:style-name="gr3" draw:text-style-name="P3" draw:layer="layout" draw:type="line" svg:x1="22.726cm" svg:y1="13.112cm" svg:x2="15.2cm" svg:y2="15.4cm" draw:start-shape="id32" draw:start-glue-point="6" draw:end-shape="id33" draw:end-glue-point="7" svg:d="M22726 13112l-7526 2288" svg:viewBox="0 0 7527 2289">
          <text:p/>
        </draw:connector>
        <draw:connector draw:style-name="gr3" draw:text-style-name="P3" draw:layer="layout" draw:type="line" svg:x1="13.2cm" svg:y1="12.2cm" svg:x2="13.6cm" svg:y2="14.8cm" draw:start-shape="id31" draw:end-shape="id33" draw:end-glue-point="4" svg:d="M13200 12200l400 2600" svg:viewBox="0 0 401 2601">
          <text:p/>
        </draw:connector>
        <draw:connector draw:style-name="gr3" draw:text-style-name="P3" draw:layer="layout" draw:type="line" svg:x1="6.749cm" svg:y1="12.6cm" svg:x2="12cm" svg:y2="15.4cm" draw:start-shape="id30" draw:start-glue-point="6" draw:end-shape="id33" svg:d="M6749 12600l5251 2800" svg:viewBox="0 0 5252 2801">
          <text:p/>
        </draw:connector>
        <draw:custom-shape draw:style-name="gr25" draw:text-style-name="P3" xml:id="id20" draw:id="id20" draw:layer="layout" svg:width="2.515cm" svg:height="1.764cm" svg:x="2.4cm" svg:y="2.354cm">
          <text:p text:style-name="P3">CSG on</text:p>
          <text:p text:style-name="P3">Master 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3" xml:id="id24" draw:id="id24" draw:layer="layout" svg:width="5.874cm" svg:height="0.712cm" svg:x="20.126cm" svg:y="6.4cm">
          <text:p text:style-name="P3">Construct frequency tile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34" draw:id="id34" draw:layer="layout" svg:width="2.515cm" svg:height="1.764cm" svg:x="12.2cm" svg:y="17.236cm">
          <text:p text:style-name="P3">MCSG on</text:p>
          <text:p text:style-name="P3">Master dis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3" xml:id="id33" draw:id="id33" draw:layer="layout" svg:width="3.2cm" svg:height="1.2cm" svg:x="12cm" svg:y="14.8cm">
          <text:p text:style-name="P3">Sta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3.6cm" svg:y1="16cm" svg:x2="13.458cm" svg:y2="17.236cm" draw:start-shape="id33" draw:end-shape="id34" draw:end-glue-point="5" svg:d="M13600 16000l-142 1236" svg:viewBox="0 0 143 1237">
          <text:p/>
        </draw:connector>
        <draw:custom-shape draw:style-name="gr22" draw:text-style-name="P4" draw:layer="layout" svg:width="7.6cm" svg:height="1.8cm" svg:x="17.201cm" svg:y="15.226cm">
          <text:p><text:span text:style-name="T1">Write once to disk</text:span></text:p>
          <draw:enhanced-geometry svg:viewBox="0 0 21600 21600" draw:text-areas="800 800 20800 20800" draw:type="round-rectangular-callout" draw:modifiers="-5140.69201420866 36039.9777901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8cm" svg:height="2.901cm" svg:x="11.6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6.352cm" svg:height="1.423cm" svg:x="19.4cm" svg:y="1.8cm">
          <draw:text-box>
            <text:p><text:span text:style-name="T2">Overview I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6" draw:text-style-name="P3" xml:id="id48" draw:id="id48" draw:layer="layout" svg:width="8.6cm" svg:height="3.4cm" svg:x="7.1cm" svg:y="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" xml:id="id43" draw:id="id43" draw:layer="layout" svg:width="1.086cm" svg:height="0.949cm" svg:x="6.6cm" svg:y="18.1cm">
          <text:p text:style-name="P3">No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3" xml:id="id42" draw:id="id42" draw:layer="layout" svg:width="1.374cm" svg:height="0.949cm" svg:x="10.426cm" svg:y="18.1cm">
          <text:p text:style-name="P3">Ye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3" xml:id="id41" draw:id="id41" draw:layer="layout" svg:width="4.201cm" svg:height="0.475cm" svg:x="7.199cm" svg:y="16.425cm">
          <text:p text:style-name="P3">EOF in frequency tile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xml:id="id35" draw:id="id35" draw:layer="layout" svg:width="3.304cm" svg:height="0.475cm" svg:x="7.496cm" svg:y="4.025cm">
          <text:p text:style-name="P3">Build source sli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3" xml:id="id49" draw:id="id49" draw:layer="layout" svg:width="2.834cm" svg:height="0.475cm" svg:x="11.166cm" svg:y="2.4cm">
          <text:p text:style-name="P3">Load next sl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3" xml:id="id36" draw:id="id36" draw:layer="layout" svg:width="2.902cm" svg:height="0.475cm" svg:x="7.6cm" svg:y="5.7cm">
          <text:p text:style-name="P3">Extrapolate -dZ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3" draw:text-style-name="P3" xml:id="id38" draw:id="id38" draw:layer="layout" svg:width="3.008cm" svg:height="0.475cm" svg:x="12.292cm" svg:y="5.525cm">
          <text:p text:style-name="P3">Extrapolate +dZ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3" xml:id="id39" draw:id="id39" draw:layer="layout" svg:width="2.876cm" svg:height="0.475cm" svg:x="10cm" svg:y="7.5cm">
          <text:p text:style-name="P3">Cross correl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" xml:id="id40" draw:id="id40" draw:layer="layout" svg:width="2.129cm" svg:height="1.898cm" svg:x="10.271cm" svg:y="9.5cm">
          <text:p text:style-name="P3"/>
          <text:p text:style-name="P3">Stack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3" draw:layer="layout" draw:type="line" svg:x1="9.148cm" svg:y1="4.5cm" svg:x2="9.051cm" svg:y2="5.7cm" draw:start-shape="id35" draw:start-glue-point="6" draw:end-shape="id36" draw:end-glue-point="4" svg:d="M9148 4500l-97 1200" svg:viewBox="0 0 98 1201">
          <text:p/>
        </draw:connector>
        <draw:connector draw:style-name="gr3" draw:text-style-name="P3" draw:layer="layout" draw:type="line" svg:x1="13.48cm" svg:y1="4.475cm" svg:x2="13.796cm" svg:y2="5.525cm" draw:start-shape="id37" draw:start-glue-point="6" draw:end-shape="id38" draw:end-glue-point="4" svg:d="M13480 4475l316 1050" svg:viewBox="0 0 317 1051">
          <text:p/>
        </draw:connector>
        <draw:connector draw:style-name="gr3" draw:text-style-name="P3" draw:layer="layout" draw:type="line" svg:x1="11.438cm" svg:y1="7.975cm" svg:x2="11.336cm" svg:y2="9.5cm" draw:start-shape="id39" draw:start-glue-point="6" draw:end-shape="id40" draw:end-glue-point="4" svg:d="M11438 7975l-102 1525" svg:viewBox="0 0 103 1526">
          <text:p/>
        </draw:connector>
        <draw:connector draw:style-name="gr3" draw:text-style-name="P3" draw:layer="layout" draw:type="line" svg:x1="9.3cm" svg:y1="16.9cm" svg:x2="11.113cm" svg:y2="18.1cm" draw:start-shape="id41" draw:start-glue-point="6" draw:end-shape="id42" draw:end-glue-point="4" svg:d="M9300 16900l1813 1200" svg:viewBox="0 0 1814 1201">
          <text:p/>
        </draw:connector>
        <draw:custom-shape draw:style-name="gr36" draw:text-style-name="P3" xml:id="id45" draw:id="id45" draw:layer="layout" svg:width="3.41cm" svg:height="0.475cm" svg:x="9.59cm" svg:y="12.5cm">
          <text:p text:style-name="P3">EOF in ouput file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xml:id="id46" draw:id="id46" draw:layer="layout" svg:width="1.374cm" svg:height="0.949cm" svg:x="8.286cm" svg:y="14.129cm">
          <text:p text:style-name="P3">Ye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3" xml:id="id47" draw:id="id47" draw:layer="layout" svg:width="1.086cm" svg:height="0.949cm" svg:x="12.114cm" svg:y="13.951cm">
          <text:p text:style-name="P3">N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6.6cm" svg:y1="18.575cm" svg:x2="9.212cm" svg:y2="1.237cm" draw:start-shape="id43" draw:start-glue-point="5" draw:end-shape="id44" draw:end-glue-point="5" svg:d="M6600 18575h-501v-17338h3113" svg:viewBox="0 0 3114 17339">
          <text:p/>
        </draw:connector>
        <draw:connector draw:style-name="gr3" draw:text-style-name="P3" draw:layer="layout" draw:type="line" svg:x1="9.3cm" svg:y1="16.9cm" svg:x2="7.143cm" svg:y2="18.1cm" draw:start-shape="id41" draw:start-glue-point="6" draw:end-shape="id43" draw:end-glue-point="4" svg:d="M9300 16900l-2157 1200" svg:viewBox="0 0 2158 1201">
          <text:p/>
        </draw:connector>
        <draw:connector draw:style-name="gr3" draw:text-style-name="P3" draw:layer="layout" draw:type="line" svg:x1="11.295cm" svg:y1="12.975cm" svg:x2="8.973cm" svg:y2="14.129cm" draw:start-shape="id45" draw:start-glue-point="6" draw:end-shape="id46" draw:end-glue-point="4" svg:d="M11295 12975l-2322 1154" svg:viewBox="0 0 2323 1155">
          <text:p/>
        </draw:connector>
        <draw:connector draw:style-name="gr3" draw:text-style-name="P3" draw:layer="layout" draw:type="line" svg:x1="8.973cm" svg:y1="15.078cm" svg:x2="9.3cm" svg:y2="16.425cm" draw:start-shape="id46" draw:start-glue-point="6" draw:end-shape="id41" draw:end-glue-point="4" svg:d="M8973 15078l327 1347" svg:viewBox="0 0 328 1348">
          <text:p/>
        </draw:connector>
        <draw:connector draw:style-name="gr3" draw:text-style-name="P3" draw:layer="layout" draw:type="line" svg:x1="11.295cm" svg:y1="12.975cm" svg:x2="12.657cm" svg:y2="13.951cm" draw:start-shape="id45" draw:start-glue-point="6" draw:end-shape="id47" draw:end-glue-point="4" svg:d="M11295 12975l1362 976" svg:viewBox="0 0 1363 977">
          <text:p/>
        </draw:connector>
        <draw:connector draw:style-name="gr3" draw:text-style-name="P3" draw:layer="layout" svg:x1="13.2cm" svg:y1="14.426cm" svg:x2="15.7cm" svg:y2="6.7cm" draw:start-shape="id47" draw:start-glue-point="7" draw:end-shape="id48" draw:end-glue-point="7" svg:d="M13200 14426h3051v-7726h-551" svg:viewBox="0 0 3052 7727">
          <text:p/>
        </draw:connector>
        <draw:connector draw:style-name="gr3" draw:text-style-name="P3" draw:layer="layout" draw:type="line" svg:x1="11.006cm" svg:y1="1.475cm" svg:x2="9.148cm" svg:y2="4.025cm" draw:start-shape="id44" draw:start-glue-point="6" draw:end-shape="id35" draw:end-glue-point="4" svg:d="M11006 1475l-1858 2550" svg:viewBox="0 0 1859 2551">
          <text:p/>
        </draw:connector>
        <draw:connector draw:style-name="gr3" draw:text-style-name="P3" draw:layer="layout" draw:type="line" svg:x1="11.006cm" svg:y1="1.475cm" svg:x2="12.583cm" svg:y2="2.4cm" draw:start-shape="id44" draw:start-glue-point="6" draw:end-shape="id49" draw:end-glue-point="4" svg:d="M11006 1475l1577 925" svg:viewBox="0 0 1578 926">
          <text:p/>
        </draw:connector>
        <draw:connector draw:style-name="gr3" draw:text-style-name="P3" draw:layer="layout" draw:type="line" svg:x1="11.336cm" svg:y1="11.398cm" svg:x2="11.295cm" svg:y2="12.5cm" draw:start-shape="id40" draw:start-glue-point="6" draw:end-shape="id45" draw:end-glue-point="4" svg:d="M11336 11398l-41 1102" svg:viewBox="0 0 42 1103">
          <text:p/>
        </draw:connector>
        <draw:connector draw:style-name="gr3" draw:text-style-name="P3" draw:layer="layout" draw:type="line" svg:x1="11.113cm" svg:y1="19.049cm" svg:x2="11.172cm" svg:y2="20.001cm" draw:start-shape="id42" draw:start-glue-point="6" svg:d="M11113 19049l59 952" svg:viewBox="0 0 60 953">
          <text:p/>
        </draw:connector>
        <draw:frame draw:style-name="gr23" draw:text-style-name="P5" draw:layer="layout" svg:width="10.027cm" svg:height="1.423cm" svg:x="16.4cm" svg:y="1.701cm">
          <draw:text-box>
            <text:p><text:span text:style-name="T2">Migrate and stack</text:span></text:p>
          </draw:text-box>
        </draw:frame>
        <draw:custom-shape draw:style-name="gr37" draw:text-style-name="P3" xml:id="id44" draw:id="id44" draw:layer="layout" svg:width="3.588cm" svg:height="0.475cm" svg:x="9.212cm" svg:y="1cm">
          <text:p text:style-name="P3">Get next frequenc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8" draw:text-style-name="P3" xml:id="id37" draw:id="id37" draw:layer="layout" svg:width="1.441cm" svg:height="0.475cm" svg:x="12.759cm" svg:y="4cm">
          <text:p text:style-name="P3">2D FF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2.583cm" svg:y1="2.875cm" svg:x2="13.48cm" svg:y2="4cm" draw:start-shape="id49" draw:start-glue-point="6" draw:end-shape="id37" draw:end-glue-point="4" svg:d="M12583 2875l897 1125" svg:viewBox="0 0 898 1126">
          <text:p/>
        </draw:connector>
        <draw:custom-shape draw:style-name="gr38" draw:text-style-name="P3" xml:id="id50" draw:id="id50" draw:layer="layout" svg:width="1.56cm" svg:height="0.475cm" svg:x="8.2cm" svg:y="6.9cm">
          <text:p text:style-name="P3">2D IFF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9.051cm" svg:y1="6.175cm" svg:x2="8.98cm" svg:y2="6.9cm" draw:start-shape="id36" draw:start-glue-point="6" draw:end-shape="id50" draw:end-glue-point="4" svg:d="M9051 6175l-71 725" svg:viewBox="0 0 72 726">
          <text:p/>
        </draw:connector>
        <draw:connector draw:style-name="gr3" draw:text-style-name="P3" draw:layer="layout" svg:x1="8.98cm" svg:y1="7.375cm" svg:x2="10cm" svg:y2="7.737cm" draw:start-shape="id50" draw:start-glue-point="6" draw:end-shape="id39" draw:end-glue-point="5" svg:d="M8980 7375v362h1020" svg:viewBox="0 0 1021 363">
          <text:p/>
        </draw:connector>
        <draw:custom-shape draw:style-name="gr39" draw:text-style-name="P3" xml:id="id51" draw:id="id51" draw:layer="layout" svg:width="1.56cm" svg:height="0.475cm" svg:x="13.101cm" svg:y="6.7cm">
          <text:p text:style-name="P3">2D IFF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3.796cm" svg:y1="6cm" svg:x2="13.881cm" svg:y2="6.7cm" draw:start-shape="id38" draw:start-glue-point="6" draw:end-shape="id51" draw:end-glue-point="4" svg:d="M13796 6000l85 700" svg:viewBox="0 0 86 701">
          <text:p/>
        </draw:connector>
        <draw:connector draw:style-name="gr3" draw:text-style-name="P3" draw:layer="layout" svg:x1="13.881cm" svg:y1="7.175cm" svg:x2="12.876cm" svg:y2="7.737cm" draw:start-shape="id51" draw:start-glue-point="6" draw:end-shape="id39" svg:d="M13881 7175v562h-1005" svg:viewBox="0 0 1006 563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Ferguson</meta:initial-creator>
    <meta:creation-date>2015-05-07T10:42:34.470498578</meta:creation-date>
    <meta:editing-duration>PT10H3M28S</meta:editing-duration>
    <meta:editing-cycles>51</meta:editing-cycles>
    <dc:date>2015-05-11T15:12:50.650201956</dc:date>
    <dc:creator>Rob Ferguson</dc:creator>
    <meta:generator>LibreOffice/4.2.6.3$Linux_X86_64 LibreOffice_project/420$Build-3</meta:generator>
    <meta:document-statistic meta:object-count="144"/>
  </office:meta>
</office:document-meta>
</file>